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Text_20_body">
      <style:text-properties fo:font-size="10pt" officeooo:paragraph-rsid="001e967a" style:font-size-asian="10pt"/>
    </style:style>
    <style:style style:name="P3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" style:family="paragraph" style:parent-style-name="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5" style:family="paragraph" style:parent-style-name="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6" style:family="paragraph" style:parent-style-name="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text-properties fo:font-size="15pt" officeooo:paragraph-rsid="001e967a" style:font-size-asian="15pt"/>
    </style:style>
    <style:style style:name="P9" style:family="paragraph" style:parent-style-name="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10" style:family="paragraph" style:parent-style-name="Text_20_body">
      <style:text-properties fo:font-size="15.5pt" officeooo:paragraph-rsid="001e967a" style:font-size-asian="15.5pt"/>
    </style:style>
    <style:style style:name="P11" style:family="paragraph" style:parent-style-name="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12" style:family="paragraph" style:parent-style-name="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3" style:family="paragraph" style:parent-style-name="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4" style:family="paragraph" style:parent-style-name="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  <style:text-properties officeooo:paragraph-rsid="0039e9e9"/>
    </style:style>
    <style:style style:name="P17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18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fo:font-style="italic" style:font-size-asian="14pt" style:font-style-asian="italic"/>
    </style:style>
    <style:style style:name="T3" style:family="text">
      <style:text-properties fo:font-size="14pt" fo:letter-spacing="-0.0465in" fo:font-style="italic" style:font-size-asian="14pt" style:font-style-asian="italic"/>
    </style:style>
    <style:style style:name="T4" style:family="text">
      <style:text-properties fo:font-size="14pt" fo:letter-spacing="-0.0008in" fo:font-style="italic" style:font-size-asian="14pt" style:font-style-asian="italic"/>
    </style:style>
    <style:style style:name="T5" style:family="text">
      <style:text-properties fo:font-size="14pt" fo:letter-spacing="-0.0071in" fo:font-style="italic" style:font-size-asian="14pt" style:font-style-asian="italic"/>
    </style:style>
    <style:style style:name="T6" style:family="text">
      <style:text-properties fo:font-size="14pt" fo:letter-spacing="-0.0043in" fo:font-style="italic" style:font-size-asian="14pt" style:font-style-asian="italic"/>
    </style:style>
    <style:style style:name="T7" style:family="text">
      <style:text-properties fo:letter-spacing="-0.0043in"/>
    </style:style>
    <style:style style:name="T8" style:family="text">
      <style:text-properties fo:letter-spacing="-0.0016in"/>
    </style:style>
    <style:style style:name="T9" style:family="text">
      <style:text-properties fo:letter-spacing="-0.002in"/>
    </style:style>
    <style:style style:name="T10" style:family="text">
      <style:text-properties fo:letter-spacing="-0.0035in"/>
    </style:style>
    <style:style style:name="T11" style:family="text">
      <style:text-properties fo:letter-spacing="-0.0008in"/>
    </style:style>
    <style:style style:name="T12" style:family="text">
      <style:text-properties fo:letter-spacing="-0.0028in"/>
    </style:style>
    <style:style style:name="T13" style:family="text">
      <style:text-properties officeooo:rsid="004702e5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gr1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008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bookmark text:name="_bookmark14"/>ДОДАТОК<text:span text:style-name="T7"> </text:span>А<text:span text:style-name="T8"> </text:span>ТЕКСТИ<text:span text:style-name="T9"> </text:span>ПРОГРАМНОГО<text:span text:style-name="T9"> </text:span>КОДУ</text:h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2">Тексти</text:span><text:span text:style-name="T5"> </text:span><text:span text:style-name="T2">програмного</text:span><text:span text:style-name="T6"> </text:span><text:span text:style-name="T2">коду</text:span><text:span text:style-name="T6"> </text:span></text:p>
      <text:p text:style-name="P9">(Найменування<text:span text:style-name="T10"> </text:span>програми<text:span text:style-name="T10"> </text:span>(документа))</text:p>
      <text:p text:style-name="P8"/>
      <text:p text:style-name="P8"/>
      <text:p text:style-name="P8"/>
      <text:p text:style-name="P10"/>
      <text:p text:style-name="P12"><draw:line text:anchor-type="char" draw:z-index="1" draw:name="Shape2" draw:style-name="gr2" draw:text-style-name="P19" svg:x1="2.772in" svg:y1="0.289in" svg:x2="5.4972in" svg:y2="0.2894in"><text:p/></draw:line>Жорсткий диск</text:p>
      <text:p text:style-name="P6">(Вид носія<text:span text:style-name="T1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11"><draw:line text:anchor-type="char" draw:z-index="2" draw:name="Shape3" draw:style-name="gr1" draw:text-style-name="P19" svg:x1="2.2984in" svg:y1="0.1311in" svg:x2="5.9705in" svg:y2="0.1315in"><text:p/></draw:line></text:p>
      <text:p text:style-name="P5">(Обсяг<text:span text:style-name="T12"> </text:span>програми<text:span text:style-name="T8"> </text:span>(документа),<text:span text:style-name="T12"> </text:span>арк.)</text:p>
      <text:p text:style-name="P8"/>
      <text:p text:style-name="P8"/>
      <text:p text:style-name="P8"/>
      <text:p text:style-name="P8"/>
      <text:p text:style-name="P7">Студента групи ІП-11<text:span text:style-name="T13">3</text:span> курсу</text:p>
      <text:p text:style-name="P14"><text:span text:style-name="T3"><text:s/></text:span><text:span text:style-name="T2">Панченка С.</text:span><text:span text:style-name="T4"> </text:span><text:span text:style-name="T2">В</text:span></text:p>
      <text:p text:style-name="P13"/>
      <text:p text:style-name="P13"/>
      <text:p text:style-name="P13"/>
      <text:p text:style-name="P15"><text:soft-page-break/></text:p>
      <text:p text:style-name="P13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0" draw:name="Frame1" draw:style-name="Mgr1" draw:text-style-name="MP3" svg:width="0.2807in" svg:height="0.2441in" svg:x="7.4429in" svg:y="0.4862in"><text:p text:style-name="MP2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" text:anchor-type="char" svg:x="7.4429in" svg:y="0.4862in" svg:width="0.2811in" svg:height="0.2445in" draw:z-index="0"><draw:text-box><text:p text:style-name="MP2"><text:span text:style-name="MT1"><text:page-number text:select-page="current">0</text:page-number></text:span></text:p></draw:text-box></draw:frame><draw:frame draw:style-name="Mfr1" draw:name="Frame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4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4-23T01:00:26.760880198</dc:date>
    <meta:editing-cycles>94</meta:editing-cycles>
    <meta:editing-duration>PT5H6M51S</meta:editing-duration>
    <meta:generator>LibreOffice/7.3.7.2$Linux_X86_64 LibreOffice_project/30$Build-2</meta:generator>
    <meta:document-statistic meta:table-count="0" meta:image-count="0" meta:object-count="0" meta:page-count="2" meta:paragraph-count="15" meta:word-count="34" meta:character-count="204" meta:non-whitespace-character-count="183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